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6pt" fo:language="zxx" fo:country="none" fo:font-weight="bold" officeooo:rsid="000b45ce" officeooo:paragraph-rsid="000b45ce"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margin-left="0in" fo:margin-right="0in" fo:line-height="150%" fo:text-indent="0.3701in" style:auto-text-indent="false"/>
      <style:text-properties style:font-name="Times New Roman" fo:font-size="13pt" fo:language="zxx" fo:country="none" officeooo:rsid="000b45ce" officeooo:paragraph-rsid="000b45ce" style:font-size-asian="11.3500003814697pt" style:language-asian="zxx" style:country-asian="none" style:font-size-complex="13pt" style:language-complex="zxx" style:country-complex="none"/>
    </style:style>
    <style:style style:name="P3" style:family="paragraph" style:parent-style-name="Standard" style:list-style-name="L1">
      <style:paragraph-properties fo:margin-left="0in" fo:margin-right="0in" fo:line-height="150%" fo:text-indent="0.3701in" style:auto-text-indent="false"/>
      <style:text-properties style:font-name="Times New Roman" fo:font-size="13pt" fo:language="zxx" fo:country="none" officeooo:rsid="000b45ce" officeooo:paragraph-rsid="000b45ce" style:font-size-asian="11.3500003814697pt" style:language-asian="zxx" style:country-asian="none" style:font-size-complex="13pt" style:language-complex="zxx" style:country-complex="none"/>
    </style:style>
    <style:style style:name="P4" style:family="paragraph" style:parent-style-name="Standard" style:list-style-name="L2">
      <style:paragraph-properties fo:margin-left="0in" fo:margin-right="0in" fo:line-height="150%" fo:text-indent="0.3701in" style:auto-text-indent="false"/>
      <style:text-properties style:font-name="Times New Roman" fo:font-size="13pt" fo:language="zxx" fo:country="none" officeooo:rsid="000b45ce" officeooo:paragraph-rsid="000b45ce" style:font-size-asian="11.3500003814697pt" style:language-asian="zxx" style:country-asian="none" style:font-size-complex="13pt" style:language-complex="zxx" style:country-complex="none"/>
    </style:style>
    <style:style style:name="P5" style:family="paragraph" style:parent-style-name="Standard">
      <style:paragraph-properties fo:margin-left="0in" fo:margin-right="0in" fo:line-height="150%" fo:text-indent="0.3701in" style:auto-text-indent="false"/>
      <style:text-properties style:font-name="Times New Roman" fo:font-size="14pt" fo:language="zxx" fo:country="none" fo:font-weight="bold" officeooo:rsid="000b45ce" officeooo:paragraph-rsid="000b45ce" style:font-size-asian="14pt" style:language-asian="zxx" style:country-asian="none" style:font-weight-asian="bold" style:font-size-complex="14pt" style:language-complex="zxx" style:country-complex="none" style:font-weight-complex="bold"/>
    </style:style>
    <style:style style:name="T1" style:family="text">
      <style:text-properties officeooo:rsid="00124ff0"/>
    </style:style>
    <style:style style:name="T2" style:family="text">
      <style:text-properties officeooo:rsid="0014ef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Đặt vấn đề</text:p>
      <text:p text:style-name="P2">Một trong những loại hình du lịch phổ biến là du lịch đường bộ và phương tiện chủ yếu là ô tô.</text:p>
      <text:p text:style-name="P2">Trong quá trình di chuyển trên đường, xe liên tục bị hao mòn về các bô phận như: lốp, đèn, bộ giảm xóc, dầu nhớt,.... Nếu không bảo trì kịp thời, rất dễ dẫn đến những hư hỏng nghiêm trọng, <text:s text:c="2"/>thậm trí có gây ra tai nạn không mong muốn.</text:p>
      <text:p text:style-name="P2">Các bộ phận dễ bị hao mòn là: Lốp xe, Đèn xe, Nhớt, Bộ giảm xóc, Bình ác-quy, Bộ chế hòa khí,..</text:p>
      <text:p text:style-name="P2">Lốp xe là bộ phận chịu ma sát chính khi xe di chuyển, khi di chuyển đường xa hoặc đường xấu, lốp xe sẽ bị bào mòn ở mức độ nhất định</text:p>
      <text:p text:style-name="P2">Đèn xe, những phương tiện thường xuyên hoạt động vào buổi tối, hoặc di chuyển ở những đoạn đường thiếu sáng, đèn xe sẽ mau nhòe, giảm tuổi thọ chiếu sáng.</text:p>
      <text:p text:style-name="P2">Nhớt, một loại nhớt đều có những thời hạn sử dụng riêng, xe thông thường được thay nhớt định kì khi sử dụng đến một mức độ nào đó 3000km, 5000km, 10000km, đồng thời nhớt cũng có hạn sử dụng, người sử dụng phải thay nhớt đúng định kì.</text:p>
      <text:p text:style-name="P2">Bộ giảm xóc, là giảm tần suất rung lắc khi đi qua những đoạn đường xấu, nhưng lâu dần, bộ giảm xóc sẽ bị hao mòn không còn còn đảm bảo chức năng của nó.</text:p>
      <text:p text:style-name="P2">Bình ác quy, cung cấp nguồn điện để vận hành xe như khởi động xe, sử dụng các thiết bị điện trên xe. Do vậy ác quy cũng sẽ bị hết điện, cần sạc kịp thời.</text:p>
      <text:p text:style-name="P2">Bộ chế hòa khí, khi xe sử dụng lâu làm hao mòn bộ chế hòa khí, gây tốn xăng, hư hao bugi,...</text:p>
      <text:p text:style-name="P2">Những chuyến du lịch, có thể đoạn đường dài ngắn hoặc đường xấu sẽ là một trong những yếu tố làm cho việc dự tính thời gian bảo hành xảy ra sớm hơn.</text:p>
      <text:p text:style-name="P5">Mô tả giải pháp</text:p>
      <text:p text:style-name="P2">Từ những vấn đề được đề cập ở trên, nhóm HUTECH 3 đề suất phương án giải quyết như sau:</text:p>
      <text:list xml:id="list8098033324118834304" text:style-name="L1">
        <text:list-item>
          <text:p text:style-name="P3">Xây dựng ứng dụng di động thông báo tình trạng hiện tại của các bộ phận được lắp đặt trong phương tiện di chuyển.</text:p>
        </text:list-item>
        <text:list-item>
          <text:p text:style-name="P3">Với sự phát triển của công nghệ 4.0 và sự phát triền mạnh mẽ của IoT(Internet of Things) việc áp dụng các công nghệ mới vào nghiên cứu và xây dựng ứng dụng kiểm tra tình trạng xe.</text:p>
        </text:list-item>
      </text:list>
      <text:p text:style-name="P5">Giải quyết bài toán</text:p>
      <text:p text:style-name="P2"><text:soft-page-break/>Các cảm biến sử dụng:</text:p>
      <text:list xml:id="list8730350225748203984" text:style-name="L2">
        <text:list-item>
          <text:p text:style-name="P4">Cảm biến rung lắc</text:p>
        </text:list-item>
        <text:list-item>
          <text:p text:style-name="P4">Cảm biến ánh sáng</text:p>
        </text:list-item>
        <text:list-item>
          <text:p text:style-name="P4">Cảm biến điện áp</text:p>
        </text:list-item>
      </text:list>
      <text:p text:style-name="P2">Công nghệ xây app:</text:p>
      <text:p text:style-name="P2">Sử dụng Android Native <text:span text:style-name="T1">(ngôn ngữ Java) </text:span></text:p>
      <text:p text:style-name="P2">Thiết kế: Cảm biến rung lắc sẽ được lắp ở tay lái để ghi nhận các chỉ số rung. Các xe có độ rung bất thường sẽ được dự đoán có vấn đề ở các bộ phận thiết bị giảm xóc, bánh xe lắp không cân, hoặc là phải thay lốp mới. Sau khi thay người dùng sẽ tự thiết đặt các mục về trạng thái ban đầu.</text:p>
      <text:p text:style-name="P2">Các đèn xe sẽ được lắp cảm biến ánh sáng để đo độ sáng của đèn, Trong lần đầu sử dụng hoặc sau khi đã thay mới, độ ổn định là 100% sau khi sư dụng các cảm biến sẽ đo sư thay đổi khi đạt các mức cụ thể ứng dụng quản lí cảm biến sẽ gửi thông báo đến cho người sử dụng</text:p>
      <text:p text:style-name="P2">Để đảm bảo điện áp của ác quy, Chúng ta sẽ dùng đến cảm biến điện áp, khi ác quy sắp hết cảm biến sẽ đo cường độ dòng điện và đưa ra thông báo cho người sử dụ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3:08:17.139712432</meta:creation-date>
    <meta:generator>LibreOffice/5.1.6.2$Linux_X86_64 LibreOffice_project/10m0$Build-2</meta:generator>
    <dc:date>2017-12-07T13:50:58.923391098</dc:date>
    <meta:editing-duration>PT31M27S</meta:editing-duration>
    <meta:editing-cycles>9</meta:editing-cycles>
    <meta:document-statistic meta:table-count="0" meta:image-count="0" meta:object-count="0" meta:page-count="2" meta:paragraph-count="25" meta:word-count="630" meta:character-count="2755" meta:non-whitespace-character-count="2152"/>
  </office:meta>
</office:document-meta>
</file>